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07031" officeooo:paragraph-rsid="00107031"/>
    </style:style>
    <style:style style:name="P2" style:family="paragraph" style:parent-style-name="Standard">
      <style:paragraph-properties fo:text-align="center" style:justify-single-word="false"/>
      <style:text-properties officeooo:rsid="00107031" officeooo:paragraph-rsid="00107031"/>
    </style:style>
    <style:style style:name="P3" style:family="paragraph" style:parent-style-name="Standard">
      <style:text-properties fo:font-style="italic" officeooo:rsid="00107031" officeooo:paragraph-rsid="00107031" style:font-style-asian="italic" style:font-style-complex="italic"/>
    </style:style>
    <style:style style:name="P4" style:family="paragraph" style:parent-style-name="Standard">
      <style:text-properties officeooo:rsid="0011eac6" officeooo:paragraph-rsid="0011eac6"/>
    </style:style>
    <style:style style:name="P5" style:family="paragraph" style:parent-style-name="Standard">
      <style:text-properties officeooo:rsid="0011eac6" officeooo:paragraph-rsid="0012f930"/>
    </style:style>
    <style:style style:name="P6" style:family="paragraph" style:parent-style-name="Standard">
      <style:text-properties officeooo:rsid="0011eac6" officeooo:paragraph-rsid="002cbf72"/>
    </style:style>
    <style:style style:name="P7" style:family="paragraph" style:parent-style-name="Standard">
      <style:text-properties officeooo:rsid="0011eac6" officeooo:paragraph-rsid="002dee9a"/>
    </style:style>
    <style:style style:name="P8" style:family="paragraph" style:parent-style-name="Standard" style:list-style-name="L9">
      <style:text-properties officeooo:rsid="0011eac6" officeooo:paragraph-rsid="002dee9a"/>
    </style:style>
    <style:style style:name="P9" style:family="paragraph" style:parent-style-name="Standard">
      <style:text-properties officeooo:rsid="0011eac6" officeooo:paragraph-rsid="002e35ae"/>
    </style:style>
    <style:style style:name="P10" style:family="paragraph" style:parent-style-name="Standard">
      <style:text-properties officeooo:rsid="0012f930" officeooo:paragraph-rsid="0012f930"/>
    </style:style>
    <style:style style:name="P11" style:family="paragraph" style:parent-style-name="Standard">
      <style:text-properties officeooo:rsid="0012f930" officeooo:paragraph-rsid="00150dbb"/>
    </style:style>
    <style:style style:name="P12" style:family="paragraph" style:parent-style-name="Standard" style:list-style-name="L1">
      <style:text-properties officeooo:paragraph-rsid="00150dbb"/>
    </style:style>
    <style:style style:name="P13" style:family="paragraph" style:parent-style-name="Standard">
      <style:text-properties officeooo:rsid="00150dbb" officeooo:paragraph-rsid="002b92cf"/>
    </style:style>
    <style:style style:name="P14" style:family="paragraph" style:parent-style-name="Standard">
      <style:text-properties officeooo:rsid="00150dbb" officeooo:paragraph-rsid="002cbf72"/>
    </style:style>
    <style:style style:name="P15" style:family="paragraph" style:parent-style-name="Standard">
      <style:text-properties officeooo:rsid="00150dbb" officeooo:paragraph-rsid="002e35ae"/>
    </style:style>
    <style:style style:name="P16" style:family="paragraph" style:parent-style-name="Standard" style:list-style-name="L1">
      <style:text-properties officeooo:rsid="00160135" officeooo:paragraph-rsid="00160135"/>
    </style:style>
    <style:style style:name="P17" style:family="paragraph" style:parent-style-name="Standard">
      <style:text-properties officeooo:rsid="00160135" officeooo:paragraph-rsid="00160135"/>
    </style:style>
    <style:style style:name="P18" style:family="paragraph" style:parent-style-name="Standard" style:list-style-name="L3">
      <style:text-properties officeooo:rsid="00176303" officeooo:paragraph-rsid="00176303"/>
    </style:style>
    <style:style style:name="P19" style:family="paragraph" style:parent-style-name="Standard" style:list-style-name="L3">
      <style:text-properties officeooo:rsid="0017f336" officeooo:paragraph-rsid="0017f336"/>
    </style:style>
    <style:style style:name="P20" style:family="paragraph" style:parent-style-name="Standard">
      <style:text-properties officeooo:rsid="0019d79f" officeooo:paragraph-rsid="00335842"/>
    </style:style>
    <style:style style:name="P21" style:family="paragraph" style:parent-style-name="Standard">
      <style:text-properties officeooo:rsid="00204b28" officeooo:paragraph-rsid="002e35ae"/>
    </style:style>
    <style:style style:name="P22" style:family="paragraph" style:parent-style-name="Standard">
      <style:text-properties officeooo:rsid="0025cbdc" officeooo:paragraph-rsid="002e35ae"/>
    </style:style>
    <style:style style:name="P23" style:family="paragraph" style:parent-style-name="Standard" style:list-style-name="L4">
      <style:text-properties officeooo:rsid="00295b5d" officeooo:paragraph-rsid="002e35ae"/>
    </style:style>
    <style:style style:name="P24" style:family="paragraph" style:parent-style-name="Standard" style:list-style-name="L4">
      <style:text-properties officeooo:rsid="00297342" officeooo:paragraph-rsid="002e35ae"/>
    </style:style>
    <style:style style:name="P25" style:family="paragraph" style:parent-style-name="Standard" style:list-style-name="L6">
      <style:text-properties officeooo:rsid="00297342" officeooo:paragraph-rsid="00297342"/>
    </style:style>
    <style:style style:name="P26" style:family="paragraph" style:parent-style-name="Standard" style:list-style-name="L8">
      <style:text-properties officeooo:paragraph-rsid="00297342"/>
    </style:style>
    <style:style style:name="P27" style:family="paragraph" style:parent-style-name="Standard" style:list-style-name="L6">
      <style:text-properties officeooo:rsid="002a7be1" officeooo:paragraph-rsid="002a7be1"/>
    </style:style>
    <style:style style:name="P28" style:family="paragraph" style:parent-style-name="Standard">
      <style:text-properties officeooo:rsid="002a7be1" officeooo:paragraph-rsid="002a7be1"/>
    </style:style>
    <style:style style:name="P29" style:family="paragraph" style:parent-style-name="Standard">
      <style:text-properties officeooo:rsid="002dee9a" officeooo:paragraph-rsid="002dee9a"/>
    </style:style>
    <style:style style:name="P30" style:family="paragraph" style:parent-style-name="Standard" style:list-style-name="L9">
      <style:text-properties officeooo:rsid="002dee9a" officeooo:paragraph-rsid="002dee9a"/>
    </style:style>
    <style:style style:name="P31" style:family="paragraph" style:parent-style-name="Standard" style:list-style-name="L4">
      <style:text-properties officeooo:rsid="002e35ae" officeooo:paragraph-rsid="002e35ae"/>
    </style:style>
    <style:style style:name="P32" style:family="paragraph" style:parent-style-name="Standard">
      <style:text-properties officeooo:rsid="002f9935" officeooo:paragraph-rsid="002f9935"/>
    </style:style>
    <style:style style:name="P33" style:family="paragraph" style:parent-style-name="Standard">
      <style:text-properties officeooo:rsid="00312632" officeooo:paragraph-rsid="00312632"/>
    </style:style>
    <style:style style:name="P34" style:family="paragraph" style:parent-style-name="Standard">
      <style:text-properties officeooo:rsid="0032dd06" officeooo:paragraph-rsid="0032dd06"/>
    </style:style>
    <style:style style:name="P35" style:family="paragraph" style:parent-style-name="Standard" style:list-style-name="L3">
      <style:text-properties officeooo:rsid="00335842" officeooo:paragraph-rsid="00335842"/>
    </style:style>
    <style:style style:name="P36" style:family="paragraph" style:parent-style-name="Standard">
      <style:paragraph-properties fo:break-before="page"/>
      <style:text-properties officeooo:rsid="0012f930" officeooo:paragraph-rsid="0012f930"/>
    </style:style>
    <style:style style:name="P37" style:family="paragraph" style:parent-style-name="Table_20_Contents">
      <style:text-properties officeooo:rsid="001b2e48" officeooo:paragraph-rsid="001b2e48"/>
    </style:style>
    <style:style style:name="P38" style:family="paragraph" style:parent-style-name="Table_20_Contents">
      <style:text-properties officeooo:rsid="001d039c" officeooo:paragraph-rsid="001d039c"/>
    </style:style>
    <style:style style:name="P39" style:family="paragraph" style:parent-style-name="Table_20_Contents">
      <style:text-properties officeooo:rsid="001d039c" officeooo:paragraph-rsid="001d9a1b"/>
    </style:style>
    <style:style style:name="P40" style:family="paragraph" style:parent-style-name="Table_20_Contents">
      <style:text-properties officeooo:rsid="001d9a1b" officeooo:paragraph-rsid="001d9a1b"/>
    </style:style>
    <style:style style:name="P41" style:family="paragraph" style:parent-style-name="Table_20_Contents">
      <style:text-properties officeooo:paragraph-rsid="001d9a1b"/>
    </style:style>
    <style:style style:name="P42" style:family="paragraph" style:parent-style-name="Table_20_Contents">
      <style:text-properties officeooo:rsid="001f0ee3" officeooo:paragraph-rsid="001f0ee3"/>
    </style:style>
    <style:style style:name="P43" style:family="paragraph" style:parent-style-name="Table_20_Contents">
      <style:text-properties fo:font-weight="bold" officeooo:rsid="001f0ee3" officeooo:paragraph-rsid="001f0ee3" style:font-weight-asian="bold" style:font-weight-complex="bold"/>
    </style:style>
    <style:style style:name="P44" style:family="paragraph" style:parent-style-name="Table_20_Contents">
      <style:text-properties fo:font-weight="bold" officeooo:rsid="001b2e48" officeooo:paragraph-rsid="001b2e48" style:font-weight-asian="bold" style:font-weight-complex="bold"/>
    </style:style>
    <style:style style:name="T1" style:family="text">
      <style:text-properties officeooo:rsid="00107031"/>
    </style:style>
    <style:style style:name="T2" style:family="text">
      <style:text-properties style:text-position="sub 58%"/>
    </style:style>
    <style:style style:name="T3" style:family="text">
      <style:text-properties style:text-position="sub 58%" officeooo:rsid="00297342"/>
    </style:style>
    <style:style style:name="T4" style:family="text">
      <style:text-properties style:text-position="sub 58%" officeooo:rsid="002cbf72"/>
    </style:style>
    <style:style style:name="T5" style:family="text">
      <style:text-properties style:text-position="sub 58%" officeooo:rsid="0017140a"/>
    </style:style>
    <style:style style:name="T6" style:family="text">
      <style:text-properties style:text-position="sub 58%" officeooo:rsid="00312632"/>
    </style:style>
    <style:style style:name="T7" style:family="text">
      <style:text-properties officeooo:rsid="0012f930"/>
    </style:style>
    <style:style style:name="T8" style:family="text">
      <style:text-properties officeooo:rsid="001438e8"/>
    </style:style>
    <style:style style:name="T9" style:family="text">
      <style:text-properties officeooo:rsid="00150dbb"/>
    </style:style>
    <style:style style:name="T10" style:family="text">
      <style:text-properties officeooo:rsid="00160135"/>
    </style:style>
    <style:style style:name="T11" style:family="text">
      <style:text-properties officeooo:rsid="0017140a"/>
    </style:style>
    <style:style style:name="T12" style:family="text">
      <style:text-properties officeooo:rsid="00176303"/>
    </style:style>
    <style:style style:name="T13" style:family="text">
      <style:text-properties officeooo:rsid="0017f336"/>
    </style:style>
    <style:style style:name="T14" style:family="text">
      <style:text-properties officeooo:rsid="0019d79f"/>
    </style:style>
    <style:style style:name="T15" style:family="text">
      <style:text-properties officeooo:rsid="001b2e48"/>
    </style:style>
    <style:style style:name="T16" style:family="text">
      <style:text-properties officeooo:rsid="001d039c"/>
    </style:style>
    <style:style style:name="T17" style:family="text">
      <style:text-properties officeooo:rsid="001d9a1b"/>
    </style:style>
    <style:style style:name="T18" style:family="text">
      <style:text-properties officeooo:rsid="001f0ee3"/>
    </style:style>
    <style:style style:name="T19" style:family="text">
      <style:text-properties officeooo:rsid="00203418"/>
    </style:style>
    <style:style style:name="T20" style:family="text">
      <style:text-properties officeooo:rsid="00204b28"/>
    </style:style>
    <style:style style:name="T21" style:family="text">
      <style:text-properties officeooo:rsid="00205dfe"/>
    </style:style>
    <style:style style:name="T22" style:family="text">
      <style:text-properties fo:font-style="italic" officeooo:rsid="00205dfe" style:font-style-asian="italic" style:font-style-complex="italic"/>
    </style:style>
    <style:style style:name="T23" style:family="text">
      <style:text-properties fo:font-style="normal" officeooo:rsid="00205dfe" style:font-style-asian="normal" style:font-style-complex="normal"/>
    </style:style>
    <style:style style:name="T24" style:family="text">
      <style:text-properties fo:font-style="normal" officeooo:rsid="0023694e" style:font-style-asian="normal" style:font-style-complex="normal"/>
    </style:style>
    <style:style style:name="T25" style:family="text">
      <style:text-properties fo:font-style="normal" officeooo:rsid="00295b5d" style:font-style-asian="normal" style:font-style-complex="normal"/>
    </style:style>
    <style:style style:name="T26" style:family="text">
      <style:text-properties fo:font-style="normal" officeooo:rsid="00297342" style:font-style-asian="normal" style:font-style-complex="normal"/>
    </style:style>
    <style:style style:name="T27" style:family="text">
      <style:text-properties fo:font-style="normal" officeooo:rsid="002f9935" style:font-style-asian="normal" style:font-style-complex="normal"/>
    </style:style>
    <style:style style:name="T28" style:family="text">
      <style:text-properties officeooo:rsid="00295b5d"/>
    </style:style>
    <style:style style:name="T29" style:family="text">
      <style:text-properties officeooo:rsid="00297342"/>
    </style:style>
    <style:style style:name="T30" style:family="text">
      <style:text-properties style:text-position="0% 100%"/>
    </style:style>
    <style:style style:name="T31" style:family="text">
      <style:text-properties style:text-position="0% 100%" officeooo:rsid="00297342"/>
    </style:style>
    <style:style style:name="T32" style:family="text">
      <style:text-properties style:text-position="0% 100%" officeooo:rsid="002a7be1"/>
    </style:style>
    <style:style style:name="T33" style:family="text">
      <style:text-properties style:text-position="0% 100%" officeooo:rsid="002cbf72"/>
    </style:style>
    <style:style style:name="T34" style:family="text">
      <style:text-properties officeooo:rsid="002a7be1"/>
    </style:style>
    <style:style style:name="T35" style:family="text">
      <style:text-properties officeooo:rsid="002b92cf"/>
    </style:style>
    <style:style style:name="T36" style:family="text">
      <style:text-properties officeooo:rsid="002cbf72"/>
    </style:style>
    <style:style style:name="T37" style:family="text">
      <style:text-properties officeooo:rsid="002dee9a"/>
    </style:style>
    <style:style style:name="T38" style:family="text">
      <style:text-properties officeooo:rsid="002e35ae"/>
    </style:style>
    <style:style style:name="T39" style:family="text">
      <style:text-properties officeooo:rsid="002f9935"/>
    </style:style>
    <style:style style:name="T40" style:family="text">
      <style:text-properties officeooo:rsid="00325d87"/>
    </style:style>
    <style:style style:name="T41" style:family="text">
      <style:text-properties officeooo:rsid="0032dd06"/>
    </style:style>
    <style:style style:name="T42" style:family="text">
      <style:text-properties officeooo:rsid="00335842"/>
    </style:style>
    <style:style style:name="T43" style:family="text">
      <style:text-properties officeooo:rsid="0034aee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ssigning Boolean Functions to Long Term <text:span text:style-name="T1">Group</text:span> Strategies</text:p>
      <text:p text:style-name="P2">by Sven Nilsen, 2017</text:p>
      <text:p text:style-name="P1"/>
      <text:p text:style-name="P3">In game theory, one often studies rational decisions based on individual utility functions and then use the limit of iterated games to describe <text:span text:style-name="T37">scenarios of </text:span>collaboration. In this paper I suggest a way of composing utility functions as if each utility function was represented by a boolean value, to describe <text:span text:style-name="T17">consistent</text:span> long term behavior of group strateg<text:span text:style-name="T17">ies</text:span>. <text:span text:style-name="T21">This has implications for strategies on artificial super-intelligence.</text:span></text:p>
      <text:p text:style-name="P1"/>
      <text:p text:style-name="P4">A group of players is represented with a number of choices. Each choice is assigned a utility score by the utility function of each player:</text:p>
      <text:p text:style-name="P4"/>
      <text:p text:style-name="P4"><text:tab/>u<text:span text:style-name="T11">tility</text:span><text:span text:style-name="T5">p</text:span>(<text:span text:style-name="T10">choice</text:span>) → <text:span text:style-name="T10">score</text:span></text:p>
      <text:p text:style-name="P4"/>
      <text:p text:style-name="P7">The group strategy is an algorithm that computes the <text:span text:style-name="T36">optimal coordinated group action. The algorithm is associated with a</text:span> boolean function <text:span text:style-name="T36">that</text:span> compos<text:span text:style-name="T36">es</text:span> utility functions.</text:p>
      <text:p text:style-name="P7"/>
      <text:list xml:id="list3743345403880182220" text:style-name="L9">
        <text:list-item>
          <text:p text:style-name="P8"><text:span text:style-name="T37">The boolean function encodes the information needed to compute a sign matrix.</text:span></text:p>
        </text:list-item>
        <text:list-item>
          <text:p text:style-name="P8"><text:span text:style-name="T37">The sign matrix describes whether group action is for, against or ignores a player.</text:span></text:p>
        </text:list-item>
        <text:list-item>
          <text:p text:style-name="P30">A scenario is a partial group strategy <text:span text:style-name="T38">represented as a list of signs for each player</text:span>.</text:p>
        </text:list-item>
      </text:list>
      <text:p text:style-name="P6"/>
      <text:p text:style-name="P29">There exists <text:span text:style-name="T38">infinite algorithms for computing group utility score, because one can separate costs from player utility by e.g. using a budget. The simplest group utility score algorithm is the following, where `s` is scenario, `c` is choice and `p` is player:</text:span></text:p>
      <text:p text:style-name="P29"/>
      <text:p text:style-name="P6"><text:tab/><text:span text:style-name="T36">max s, c { </text:span><text:span text:style-name="T32">∑</text:span><text:span text:style-name="T36"> p { sign</text:span><text:span text:style-name="T4">sp</text:span><text:span text:style-name="T36"> </text:span><text:span text:style-name="T32">·</text:span><text:span text:style-name="T36"> utility</text:span><text:span text:style-name="T4">p</text:span><text:span text:style-name="T36">(choice</text:span><text:span text:style-name="T4">c</text:span><text:span text:style-name="T33">)</text:span><text:span text:style-name="T36"> } }</text:span></text:p>
      <text:p text:style-name="P6"/>
      <text:p text:style-name="P6">The group decision is determined by selecting a choice <text:span text:style-name="T39">of optimal group utility</text:span>, <text:span text:style-name="T7">either by refining utility scores, discussion, flipping a coin, rolling a dice etc</text:span>.</text:p>
      <text:p text:style-name="P6"/>
      <text:p text:style-name="P21">The group strategy is chosen such that each player’s utility function is either irrelevant, optimized for, or optimized against <text:span text:style-name="T28">in a single scenario. The strategy can optimize for multiple scenarios, but always at least one of them</text:span>. <text:span text:style-name="T21">When this is the case, the group strategy is called </text:span><text:span text:style-name="T22">consistent</text:span><text:span text:style-name="T23">, because an algorithm </text:span><text:span text:style-name="T26">exists</text:span><text:span text:style-name="T23"> that make</text:span><text:span text:style-name="T24">s</text:span><text:span text:style-name="T23"> optimal decisions </text:span><text:span text:style-name="T25">for the </text:span><text:span text:style-name="T27">efficiency of the </text:span><text:span text:style-name="T25">group</text:span><text:span text:style-name="T21">. Because there exists infinitely many <text:s/>group utility algorithms, it is recommended to use the boolean function to describe the characteristics of the strategy.</text:span></text:p>
      <text:p text:style-name="P21"/>
      <text:list xml:id="list6193955995784249465" text:style-name="L4">
        <text:list-item>
          <text:p text:style-name="P23">Each consistent group strategy can be assigned a boolean function.</text:p>
        </text:list-item>
        <text:list-item>
          <text:p text:style-name="P23"><text:span text:style-name="T20">It is assumed that the utility is convertible between players, e.g. measured by time.</text:span></text:p>
        </text:list-item>
        <text:list-item>
          <text:p text:style-name="P24">The <text:span text:style-name="T38">group utility</text:span> algorithm <text:span text:style-name="T35">can use</text:span> internal knowledge about the group.</text:p>
          <text:list>
            <text:list-item>
              <text:p text:style-name="P31">Skills</text:p>
            </text:list-item>
            <text:list-item>
              <text:p text:style-name="P31">Preferences</text:p>
            </text:list-item>
            <text:list-item>
              <text:p text:style-name="P31">Planned events</text:p>
            </text:list-item>
          </text:list>
        </text:list-item>
      </text:list>
      <text:p text:style-name="P22"><text:soft-page-break/></text:p>
      <text:p text:style-name="P15">Th<text:span text:style-name="T28">e</text:span> boolean function is not the algorithm for the group strategy, but there exists a unique <text:span text:style-name="T11">boolean function for every consistent </text:span>long term group strategy, such that the boolean function can be used to describe the <text:span text:style-name="T11">game</text:span>. <text:span text:style-name="T29">Once you know the boolean function that characterizes the group strategy, one can transform it to the actual algorithm that makes choices on behalf of the group.</text:span></text:p>
      <text:p text:style-name="P15"/>
      <text:p text:style-name="P32">Here is an overview of all functions of type `bool ⨯ bool → bool`:</text:p>
      <text:p text:style-name="P9"/>
      <table:table table:name="Table1" table:style-name="Table1">
        <table:table-column table:style-name="Table1.A" table:number-columns-repeated="3"/>
        <table:table-row>
          <table:table-cell table:style-name="Table1.A1" office:value-type="string">
            <text:p text:style-name="P43">Constructed function</text:p>
          </table:table-cell>
          <table:table-cell table:style-name="Table1.A1" office:value-type="string">
            <text:p text:style-name="P44">Expression of A, B</text:p>
          </table:table-cell>
          <table:table-cell table:style-name="Table1.C1" office:value-type="string">
            <text:p text:style-name="P43">Group strategy</text:p>
          </table:table-cell>
        </table:table-row>
        <table:table-row>
          <table:table-cell table:style-name="Table1.A2" office:value-type="string">
            <text:p text:style-name="P37">false<text:span text:style-name="T2">2</text:span></text:p>
          </table:table-cell>
          <table:table-cell table:style-name="Table1.A2" office:value-type="string">
            <text:p text:style-name="P37">false</text:p>
          </table:table-cell>
          <table:table-cell table:style-name="Table1.C2" office:value-type="string">
            <text:p text:style-name="P37"><text:span text:style-name="T17">n</text:span>o <text:span text:style-name="T16">action</text:span> is prefer<text:span text:style-name="T16">r</text:span>ed</text:p>
          </table:table-cell>
        </table:table-row>
        <table:table-row>
          <table:table-cell table:style-name="Table1.A2" office:value-type="string">
            <text:p text:style-name="P37">n<text:span text:style-name="T17">or</text:span></text:p>
          </table:table-cell>
          <table:table-cell table:style-name="Table1.A2" office:value-type="string">
            <text:p text:style-name="Table_20_Contents">¬<text:span text:style-name="T17">A ∧ ¬B</text:span></text:p>
          </table:table-cell>
          <table:table-cell table:style-name="Table1.C2" office:value-type="string">
            <text:p text:style-name="P40">attack <text:span text:style-name="T18">both</text:span></text:p>
          </table:table-cell>
        </table:table-row>
        <table:table-row>
          <table:table-cell table:style-name="Table1.A2" office:value-type="string">
            <text:p text:style-name="P38">if(false<text:span text:style-name="T2">1</text:span>, id)</text:p>
          </table:table-cell>
          <table:table-cell table:style-name="Table1.A2" office:value-type="string">
            <text:p text:style-name="Table_20_Contents">¬<text:span text:style-name="T16">A ∧ B</text:span></text:p>
          </table:table-cell>
          <table:table-cell table:style-name="Table1.C2" office:value-type="string">
            <text:p text:style-name="P38"><text:span text:style-name="T17">a</text:span>ttack A and protect B</text:p>
          </table:table-cell>
        </table:table-row>
        <table:table-row>
          <table:table-cell table:style-name="Table1.A2" office:value-type="string">
            <text:p text:style-name="P38">if(false<text:span text:style-name="T2">1</text:span>, true<text:span text:style-name="T2">1</text:span>)</text:p>
          </table:table-cell>
          <table:table-cell table:style-name="Table1.A2" office:value-type="string">
            <text:p text:style-name="Table_20_Contents">¬<text:span text:style-name="T16">A</text:span></text:p>
          </table:table-cell>
          <table:table-cell table:style-name="Table1.C2" office:value-type="string">
            <text:p text:style-name="P38"><text:span text:style-name="T17">a</text:span>ttack A</text:p>
          </table:table-cell>
        </table:table-row>
        <table:table-row>
          <table:table-cell table:style-name="Table1.A2" office:value-type="string">
            <text:p text:style-name="P38">if(not, false<text:span text:style-name="T2">1</text:span>)</text:p>
          </table:table-cell>
          <table:table-cell table:style-name="Table1.A2" office:value-type="string">
            <text:p text:style-name="P40">A ∧ ¬B</text:p>
          </table:table-cell>
          <table:table-cell table:style-name="Table1.C2" office:value-type="string">
            <text:p text:style-name="P40">protect A and attack B</text:p>
          </table:table-cell>
        </table:table-row>
        <table:table-row>
          <table:table-cell table:style-name="Table1.A2" office:value-type="string">
            <text:p text:style-name="P40">if(not, not)</text:p>
          </table:table-cell>
          <table:table-cell table:style-name="Table1.A2" office:value-type="string">
            <text:p text:style-name="Table_20_Contents">¬<text:span text:style-name="T17">B</text:span></text:p>
          </table:table-cell>
          <table:table-cell table:style-name="Table1.C2" office:value-type="string">
            <text:p text:style-name="P40">attack B</text:p>
          </table:table-cell>
        </table:table-row>
        <table:table-row>
          <table:table-cell table:style-name="Table1.A2" office:value-type="string">
            <text:p text:style-name="P40">xor</text:p>
          </table:table-cell>
          <table:table-cell table:style-name="Table1.A2" office:value-type="string">
            <text:p text:style-name="P40">A ⊻ B</text:p>
          </table:table-cell>
          <table:table-cell table:style-name="Table1.C2" office:value-type="string">
            <text:p text:style-name="P40">protect <text:span text:style-name="T18">one</text:span></text:p>
          </table:table-cell>
        </table:table-row>
        <table:table-row>
          <table:table-cell table:style-name="Table1.A2" office:value-type="string">
            <text:p text:style-name="P40">nand</text:p>
          </table:table-cell>
          <table:table-cell table:style-name="Table1.A2" office:value-type="string">
            <text:p text:style-name="P41"><text:span text:style-name="T15">¬A ∨ ¬B</text:span></text:p>
          </table:table-cell>
          <table:table-cell table:style-name="Table1.C2" office:value-type="string">
            <text:p text:style-name="P39"><text:span text:style-name="T17">a</text:span>ttack <text:span text:style-name="T18">either</text:span></text:p>
          </table:table-cell>
        </table:table-row>
        <table:table-row>
          <table:table-cell table:style-name="Table1.A2" office:value-type="string">
            <text:p text:style-name="P40">and</text:p>
          </table:table-cell>
          <table:table-cell table:style-name="Table1.A2" office:value-type="string">
            <text:p text:style-name="P40">A ∧ B</text:p>
          </table:table-cell>
          <table:table-cell table:style-name="Table1.C2" office:value-type="string">
            <text:p text:style-name="P42">protect both</text:p>
          </table:table-cell>
        </table:table-row>
        <table:table-row>
          <table:table-cell table:style-name="Table1.A2" office:value-type="string">
            <text:p text:style-name="P42">eq</text:p>
          </table:table-cell>
          <table:table-cell table:style-name="Table1.A2" office:value-type="string">
            <text:p text:style-name="Table_20_Contents"><text:span text:style-name="T18">(</text:span>¬<text:span text:style-name="T18">A ∧ ¬B) ∨ (A ∧ B)</text:span></text:p>
          </table:table-cell>
          <table:table-cell table:style-name="Table1.C2" office:value-type="string">
            <text:p text:style-name="P42">attack both or protect both</text:p>
          </table:table-cell>
        </table:table-row>
        <table:table-row>
          <table:table-cell table:style-name="Table1.A2" office:value-type="string">
            <text:p text:style-name="P42">if(id, id)</text:p>
          </table:table-cell>
          <table:table-cell table:style-name="Table1.A2" office:value-type="string">
            <text:p text:style-name="P42">B</text:p>
          </table:table-cell>
          <table:table-cell table:style-name="Table1.C2" office:value-type="string">
            <text:p text:style-name="P42">protect B</text:p>
          </table:table-cell>
        </table:table-row>
        <table:table-row>
          <table:table-cell table:style-name="Table1.A2" office:value-type="string">
            <text:p text:style-name="P42">if(id, true<text:span text:style-name="T2">1</text:span>)</text:p>
          </table:table-cell>
          <table:table-cell table:style-name="Table1.A2" office:value-type="string">
            <text:p text:style-name="Table_20_Contents"><text:span text:style-name="T18">(</text:span>¬<text:span text:style-name="T18">A ∧ ¬B) ∨ B</text:span></text:p>
          </table:table-cell>
          <table:table-cell table:style-name="Table1.C2" office:value-type="string">
            <text:p text:style-name="P42">attack both or protect B</text:p>
          </table:table-cell>
        </table:table-row>
        <table:table-row>
          <table:table-cell table:style-name="Table1.A2" office:value-type="string">
            <text:p text:style-name="P42">if(true<text:span text:style-name="T2">1</text:span>, false<text:span text:style-name="T2">1</text:span>)</text:p>
          </table:table-cell>
          <table:table-cell table:style-name="Table1.A2" office:value-type="string">
            <text:p text:style-name="P42">A</text:p>
          </table:table-cell>
          <table:table-cell table:style-name="Table1.C2" office:value-type="string">
            <text:p text:style-name="P42">protect A</text:p>
          </table:table-cell>
        </table:table-row>
        <table:table-row>
          <table:table-cell table:style-name="Table1.A2" office:value-type="string">
            <text:p text:style-name="P42">if(true<text:span text:style-name="T2">1</text:span>, not)</text:p>
          </table:table-cell>
          <table:table-cell table:style-name="Table1.A2" office:value-type="string">
            <text:p text:style-name="P42">A ∨ (¬A ∧ ¬B)</text:p>
          </table:table-cell>
          <table:table-cell table:style-name="Table1.C2" office:value-type="string">
            <text:p text:style-name="P42">protect A or attack both</text:p>
          </table:table-cell>
        </table:table-row>
        <table:table-row>
          <table:table-cell table:style-name="Table1.A2" office:value-type="string">
            <text:p text:style-name="P42">or</text:p>
          </table:table-cell>
          <table:table-cell table:style-name="Table1.A2" office:value-type="string">
            <text:p text:style-name="P42">A ∨ B</text:p>
          </table:table-cell>
          <table:table-cell table:style-name="Table1.C2" office:value-type="string">
            <text:p text:style-name="P42">protect both</text:p>
          </table:table-cell>
        </table:table-row>
        <table:table-row>
          <table:table-cell table:style-name="Table1.A2" office:value-type="string">
            <text:p text:style-name="P42">true<text:span text:style-name="T6">2</text:span></text:p>
          </table:table-cell>
          <table:table-cell table:style-name="Table1.A2" office:value-type="string">
            <text:p text:style-name="P42">true</text:p>
          </table:table-cell>
          <table:table-cell table:style-name="Table1.C2" office:value-type="string">
            <text:p text:style-name="P42">any action is preferred</text:p>
          </table:table-cell>
        </table:table-row>
      </table:table>
      <text:p text:style-name="P14"/>
      <text:p text:style-name="P32">To compute the sign matrix from the boolean function:</text:p>
      <text:p text:style-name="P13"/>
      <text:list xml:id="list466330629525023588" text:style-name="L8">
        <text:list-item>
          <text:p text:style-name="P26"><text:span text:style-name="T29">The boolean function is rewritten in the form `(((¬)?x</text:span><text:span text:style-name="T3">i</text:span><text:span text:style-name="T31">)∧+)∨*</text:span><text:span text:style-name="T29">`</text:span></text:p>
        </text:list-item>
      </text:list>
      <text:list xml:id="list6796222260191713306" text:style-name="L6">
        <text:list-item>
          <text:list>
            <text:list-item>
              <text:p text:style-name="P25">`?` after a parenthesis means repeat one of zero times</text:p>
            </text:list-item>
            <text:list-item>
              <text:p text:style-name="P25">`+` after a parenthesis means <text:span text:style-name="T34">repeat </text:span>at least one time, <text:span text:style-name="T34">preceded by an optional separator</text:span></text:p>
            </text:list-item>
            <text:list-item>
              <text:p text:style-name="P25">`*<text:span text:style-name="T34">` after a parenthesis means repeat zero or more times, preceded by an optional separator</text:span></text:p>
            </text:list-item>
          </text:list>
        </text:list-item>
        <text:list-item>
          <text:p text:style-name="P27">Each term separated by `<text:span text:style-name="T31">∧</text:span><text:span text:style-name="T30">` is called a scenario S</text:span></text:p>
          <text:list>
            <text:list-item>
              <text:p text:style-name="P27">For each scenario, each player is assigned a utility sign -1, 0 or 1</text:p>
              <text:list>
                <text:list-item>
                  <text:p text:style-name="P27">`¬` in front of a player means sign -1</text:p>
                </text:list-item>
                <text:list-item>
                  <text:p text:style-name="P27">no mentioning of player means sign 0</text:p>
                </text:list-item>
                <text:list-item>
                  <text:p text:style-name="P27"><text:span text:style-name="T30">no `¬` in front of player means sign 1</text:span></text:p>
                </text:list-item>
              </text:list>
            </text:list-item>
          </text:list>
        </text:list-item>
      </text:list>
      <text:p text:style-name="P28"><text:span text:style-name="T30"/></text:p>
      <text:p text:style-name="P33"><text:span text:style-name="T30">When the boolean function always returns `false`, it indicates that no action is preferred at all. When the boolean function always returns `true`, it indicates that any action is equally preferred. Otherwise, these cases are undefined and meaningless.</text:span></text:p>
      <text:p text:style-name="P36">In a collaborative group strategy <text:span text:style-name="T19">of N players</text:span>, the boolean function is <text:span text:style-name="T40">generalized to</text:span>:</text:p>
      <text:p text:style-name="P10"/>
      <text:p text:style-name="P10"><text:tab/>x<text:span text:style-name="T2">0</text:span> ∧ x<text:span text:style-name="T2">1</text:span> ∧ … ∧ x<text:span text:style-name="T2">n-1</text:span> = ∀ i { x<text:span text:style-name="T2">i</text:span> }</text:p>
      <text:p text:style-name="P5"/>
      <text:p text:style-name="P34">The individual utility functions might be lowered temporarily to increase the efficiency of the group as a whole.</text:p>
      <text:p text:style-name="P5"/>
      <text:p text:style-name="P11">For example, Alice and Bob <text:span text:style-name="T41">work together</text:span> and there is a task that both Alice and Bob dislike. <text:span text:style-name="T41">The group utility</text:span> <text:span text:style-name="T8">algorithm</text:span> assign<text:span text:style-name="T8">s</text:span> the task to <text:span text:style-name="T41">the one that</text:span> spends least amount of time doing it. <text:span text:style-name="T11">It minimizes the total time spent on tasks which is disliked by the one that performs it, no matter who is doing it. This is the optimal algorithm for improving the performance of the group, because the task gets done as fast as possible, which leaves more time in total to do other activities. When the tasks are unknown, or when Alice and Bob’s preferences are unknown, this is the rational strategy to commit to as a group.</text:span></text:p>
      <text:p text:style-name="P11"/>
      <text:p text:style-name="P11"><text:span text:style-name="T8">Alice and Bob uses the algorithm to commit each of them to a collaborative group strategy without knowing what problems they will face. Unfortunately, Alice is competent and Bob is incompetent, so each time a task appears that they both dislike, Alice is always the one ending up doing it. Some ways to solve this without changing group strategy:</text:span></text:p>
      <text:p text:style-name="P11"/>
      <text:list xml:id="list1587786515893516148" text:style-name="L1">
        <text:list-item>
          <text:p text:style-name="P12"><text:span text:style-name="T9">Decrease Alice’s utility score for the task over time. Disliking the task cancels the efficiency gain due to unhappiness. The algorithm can be programmed to use a lower utility score for the person who did the task last time.</text:span></text:p>
        </text:list-item>
        <text:list-item>
          <text:p text:style-name="P16">Decrease Alice’s effectiveness for the task over time. She chooses to deliberately spend more time than Bob such that he gets assigned to the task <text:span text:style-name="T42">next time</text:span>. This is also a way to decrease her secret utility score in case the group strategy only depends on the time of the task.</text:p>
        </text:list-item>
        <text:list-item>
          <text:p text:style-name="P16">Improve Bob’s competence. A<text:span text:style-name="T42">lice learns Bob to do the task, a</text:span>s Bob gets more practice they can take turns.</text:p>
        </text:list-item>
      </text:list>
      <text:p text:style-name="P17"/>
      <text:p text:style-name="P17"><text:span text:style-name="T42">Here are 4 motivations to commit to</text:span> <text:span text:style-name="T12">a </text:span>collaborative group strategy:</text:p>
      <text:p text:style-name="P17"/>
      <text:list xml:id="list326354445002031180" text:style-name="L3">
        <text:list-item>
          <text:p text:style-name="P18">Incompetence. A player has higher chances of avoiding undesirable tasks when <text:span text:style-name="T13">one is </text:span>incompetent at doing them.</text:p>
        </text:list-item>
        <text:list-item>
          <text:p text:style-name="P18">Desir<text:span text:style-name="T13">able activities</text:span>. The more players in the group, the higher chance that <text:span text:style-name="T13">preferences varies and the number of desirable tasks increases, such that a player can devote energy to tasks that are desirable.</text:span></text:p>
        </text:list-item>
        <text:list-item>
          <text:p text:style-name="P19">Education. By participating in tasks, a player gets <text:span text:style-name="T14">enough </text:span>training to <text:span text:style-name="T14">increase the number of</text:span> desirable activities, or <text:span text:style-name="T14">by reducing the energy spent at undesirable tasks.</text:span></text:p>
        </text:list-item>
        <text:list-item>
          <text:p text:style-name="P35">Safety. Important tasks are more likely to get done in a collaborative group due to illness, accidents, multiple problems to solve etc.</text:p>
        </text:list-item>
      </text:list>
      <text:p text:style-name="P5"/>
      <text:p text:style-name="P20">From this one can derive an obvious property of <text:span text:style-name="T43">rogue </text:span>artificial super-intelligence: <text:span text:style-name="T43">T</text:span>he AI is neither likely to be incompetent or programmed to desire certain activities <text:span text:style-name="T43">except for instrumental value to achieve a goal. It does not have a particular need for education or safety if it learns on its own and protects itself</text:span>, <text:span text:style-name="T43">so </text:span>the AI <text:span text:style-name="T15">is not likely biased toward collaboration in the long run. A group of humans on the other hand might want the AI to join them because of its compet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6T12:48:31.736714000</meta:creation-date>
    <dc:date>2017-05-16T18:41:51.556569000</dc:date>
    <meta:editing-duration>PT18M21S</meta:editing-duration>
    <meta:editing-cycles>8</meta:editing-cycles>
    <meta:generator>LibreOffice/5.1.2.2$MacOSX_X86_64 LibreOffice_project/d3bf12ecb743fc0d20e0be0c58ca359301eb705f</meta:generator>
    <meta:document-statistic meta:table-count="1" meta:image-count="0" meta:object-count="0" meta:page-count="3" meta:paragraph-count="97" meta:word-count="1273" meta:character-count="7190" meta:non-whitespace-character-count="6035"/>
  </office:meta>
</office:document-meta>
</file>